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2">//</text:span></text:h>
      <text:h text:style-name="Default"><text:s text:c="2"/>2<text:s text:c="2"/><text:span text:style-name="style2">//<text:s text:c="4"/>Независимо существующая прорисовка трех волновых структур</text:span></text:h>
      <text:h text:style-name="Default"><text:s text:c="2"/>3<text:s text:c="2"/><text:span text:style-name="style2">//<text:s text:c="4"/>удерживается на экране и активизируется мышкой и таймером</text:span></text:h>
      <text:h text:style-name="Default"><text:s text:c="2"/>4<text:s text:c="2"/><text:span text:style-name="style2">//</text:span></text:h>
      <text:h text:style-name="Default"><text:s text:c="2"/>5<text:s text:c="2"/><text:span text:style-name="style2">//<text:s text:c="4"/>C = sqrt( gL/2п ) - фазовая скорость трохоидальной волны</text:span></text:h>
      <text:h text:style-name="Default"><text:s text:c="2"/>6<text:s text:c="2"/><text:span text:style-name="style2">//<text:s text:c="4"/>Fn = V/sqrt( gL ) - скорость по Фруду</text:span></text:h>
      <text:h text:style-name="Default"><text:s text:c="2"/>7<text:s text:c="2"/><text:span text:style-name="style2">//<text:s text:c="56"/>©2018-08-22 Иерусалим</text:span></text:h>
      <text:h text:style-name="Default"><text:s text:c="2"/>8<text:s text:c="2"/><text:span text:style-name="style2">//</text:span></text:h>
      <text:h text:style-name="Default"><text:s text:c="2"/>9<text:s text:c="2"/><text:span text:style-name="style9">#include "Aurora.h"<text:s text:c="17"/></text:span><text:span text:style-name="style2">// графическая среда OpenGL - Window-Place</text:span></text:h>
      <text:h text:style-name="Default"><text:s text:c="1"/>10<text:s text:c="2"/><text:s text:c="36"/><text:span text:style-name="style2">// производные операции с корпусом на волне</text:span></text:h>
      <text:h text:style-name="Default"><text:s text:c="1"/>11<text:s text:c="2"/><text:span text:style-name="style2">//</text:span></text:h>
      <text:h text:style-name="Default"><text:s text:c="1"/>12<text:s text:c="2"/><text:span text:style-name="style15">//!<text:s text:c="3"/>Блок графической прорисовки волнения в контурах и раскрасках</text:span></text:h>
      <text:h text:style-name="Default"><text:s text:c="1"/>13<text:s text:c="2"/><text:span text:style-name="style2">//</text:span></text:h>
      <text:h text:style-name="Default"><text:s text:c="1"/>14<text:s text:c="2"/><text:span text:style-name="style5">const </text:span><text:span text:style-name="style11">colors Surf</text:span><text:span text:style-name="style10">=</text:span><text:span text:style-name="style11">lightcyan</text:span><text:span text:style-name="style10">,<text:s text:c="3"/></text:span><text:span text:style-name="style2">// светлая надводная раскраска волнового гребня</text:span></text:h>
      <text:h text:style-name="Default"><text:s text:c="1"/>15<text:s text:c="2"/><text:s text:c="13"/><text:span text:style-name="style11">Subw</text:span><text:span text:style-name="style10">=</text:span><text:span text:style-name="style11">lightgreen</text:span><text:span text:style-name="style10">;<text:s text:c="2"/></text:span><text:span text:style-name="style2">// и зеленоватый окрас в подошве штормовой волны</text:span></text:h>
      <text:h text:style-name="Default"><text:s text:c="1"/>16<text:s text:c="2"/></text:h>
      <text:h text:style-name="Default"><text:s text:c="1"/>17<text:s text:c="2"/><text:span text:style-name="style5">int </text:span><text:span text:style-name="style11">Waves</text:span><text:span text:style-name="style10">::</text:span><text:span text:style-name="style11">Color</text:span><text:span text:style-name="style10">( </text:span><text:span text:style-name="style11">_Real mH </text:span><text:span text:style-name="style10">)<text:s text:c="3"/></text:span><text:span text:style-name="style2">// 256 бело-синих оттенков высоты волн Герстнера</text:span></text:h>
      <text:h text:style-name="Default"><text:s text:c="1"/>18<text:s text:c="2"/><text:span text:style-name="style10">{ </text:span><text:span text:style-name="style5">return </text:span><text:span text:style-name="style16">minmax</text:span><text:span text:style-name="style10">( </text:span><text:span text:style-name="style4">0</text:span><text:span text:style-name="style10">,</text:span><text:span text:style-name="style5">int</text:span><text:span text:style-name="style10">( (</text:span><text:span text:style-name="style11">mH</text:span><text:span text:style-name="style10">/(</text:span><text:span text:style-name="style11">Length</text:span><text:span text:style-name="style10">*(</text:span><text:span text:style-name="style4">1.134</text:span><text:span text:style-name="style10">/</text:span><text:span text:style-name="style11">_Pd</text:span><text:span text:style-name="style10">/</text:span><text:span text:style-name="style4">2.0</text:span><text:span text:style-name="style10">))+</text:span><text:span text:style-name="style4">1.0</text:span><text:span text:style-name="style10">)*</text:span><text:span text:style-name="style4">127.5 </text:span><text:span text:style-name="style10">),</text:span><text:span text:style-name="style4">255 </text:span><text:span text:style-name="style10">);</text:span></text:h>
      <text:h text:style-name="Default"><text:s text:c="1"/>19<text:s text:c="2"/><text:span text:style-name="style10">}</text:span></text:h>
      <text:h text:style-name="Default"><text:s text:c="1"/>20<text:s text:c="2"/><text:span text:style-name="style2">//<text:s text:c="2"/>Прорисовка волновых полей посредством внутренних операций числового объекта</text:span></text:h>
      <text:h text:style-name="Default"><text:s text:c="1"/>21<text:s text:c="2"/><text:span text:style-name="style2">//<text:s text:c="26"/>-- рисунок с внешними настройками графической среды</text:span></text:h>
      <text:h text:style-name="Default"><text:s text:c="1"/>22<text:s text:c="2"/><text:span text:style-name="style11">Waves</text:span><text:span text:style-name="style10">&amp; </text:span><text:span text:style-name="style11">Waves</text:span><text:span text:style-name="style10">::</text:span><text:span text:style-name="style11">Ghost</text:span><text:span text:style-name="style10">( </text:span><text:span text:style-name="style11">_Real Tr </text:span><text:span text:style-name="style10">){</text:span></text:h>
      <text:h text:style-name="Default"><text:s text:c="1"/>23<text:s text:c="2"/><text:span text:style-name="style9">#pragma omp parallel for</text:span></text:h>
      <text:h text:style-name="Default"><text:s text:c="1"/>24<text:s text:c="2"/><text:s text:c="2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; </text:span><text:span text:style-name="style11">j</text:span><text:span text:style-name="style10">++ )<text:s text:c="27"/></text:span><text:span text:style-name="style15">//!?+ под поле скоростей</text:span></text:h>
      <text:h text:style-name="Default"><text:s text:c="1"/>25<text:s text:c="2"/><text:s text:c="2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+ )</text:span></text:h>
      <text:h text:style-name="Default"><text:s text:c="1"/>26<text:s text:c="2"/><text:s text:c="2"/><text:span text:style-name="style10">{ </text:span><text:span text:style-name="style5">Vector </text:span><text:span text:style-name="style11">W</text:span><text:span text:style-name="style10">=</text:span><text:span text:style-name="style11">Wave</text:span><text:span text:style-name="style10">(</text:span><text:span text:style-name="style11">Tr</text:span><text:span text:style-name="style10">,</text:span><text:span text:style-name="style11">j</text:span><text:span text:style-name="style10">,</text:span><text:span text:style-name="style11">i</text:span><text:span text:style-name="style10">); </text:span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/text:span><text:span text:style-name="style11">H</text:span><text:span text:style-name="style10">[</text:span><text:span text:style-name="style11">j</text:span><text:span text:style-name="style10">][</text:span><text:span text:style-name="style11">i</text:span><text:span text:style-name="style10">]=</text:span><text:span text:style-name="style11">W</text:span><text:span text:style-name="style10">; </text:span><text:span text:style-name="style5">else </text:span><text:span text:style-name="style11">H</text:span><text:span text:style-name="style10">[</text:span><text:span text:style-name="style11">j</text:span><text:span text:style-name="style10">][</text:span><text:span text:style-name="style11">i</text:span><text:span text:style-name="style10">].</text:span><text:span text:style-name="style11">z</text:span><text:span text:style-name="style10">=</text:span><text:span text:style-name="style11">W</text:span><text:span text:style-name="style10">.</text:span><text:span text:style-name="style11">z</text:span><text:span text:style-name="style10">;</text:span></text:h>
      <text:h text:style-name="Default"><text:s text:c="1"/>27<text:s text:c="2"/><text:s text:c="2"/><text:span text:style-name="style10">} 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28<text:s text:c="2"/><text:span text:style-name="style10">}</text:span></text:h>
      <text:h text:style-name="Default"><text:s text:c="1"/>29<text:s text:c="2"/><text:span text:style-name="style9">#define colcel( z ) shadow? colors( black+Color( z ) ): z&gt;0?Surf:Subw</text:span></text:h>
      <text:h text:style-name="Default"><text:s text:c="1"/>30<text:s text:c="2"/></text:h>
      <text:h text:style-name="Default"><text:s text:c="1"/>31<text:s text:c="2"/><text:span text:style-name="style11">Waves</text:span><text:span text:style-name="style10">&amp; </text:span><text:span text:style-name="style11">Waves</text:span><text:span text:style-name="style10">::</text:span><text:span text:style-name="style11">View</text:span><text:span text:style-name="style10">( </text:span><text:span text:style-name="style11">_Real z</text:span><text:span text:style-name="style10">, </text:span><text:span text:style-name="style5">int </text:span><text:span text:style-name="style11">k</text:span><text:span text:style-name="style10">, </text:span><text:span text:style-name="style5">bool </text:span><text:span text:style-name="style11">shadow </text:span><text:span text:style-name="style10">)</text:span></text:h>
      <text:h text:style-name="Default"><text:s text:c="1"/>32<text:s text:c="2"/><text:span text:style-name="style10">{ </text:span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text:s text:c="4"/></text:span><text:span text:style-name="style2">// .peak=1 просмотр в регулярной неравномерной сетке</text:span></text:h>
      <text:h text:style-name="Default"><text:s text:c="1"/>33<text:s text:c="2"/><text:s text:c="2"/><text:span text:style-name="style10">{ </text:span><text:span text:style-name="style5">const Vector </text:span><text:span text:style-name="style11">oZ</text:span><text:span text:style-name="style10">={ </text:span><text:span text:style-name="style4">0</text:span><text:span text:style-name="style10">,</text:span><text:span text:style-name="style4">0</text:span><text:span text:style-name="style10">,</text:span><text:span text:style-name="style11">z </text:span><text:span text:style-name="style10">};<text:s text:c="4"/></text:span><text:span text:style-name="style2">// с искусственным смещением z по вертикали</text:span></text:h>
      <text:h text:style-name="Default"><text:s text:c="1"/>34<text:s text:c="2"/><text:s text:c="4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-</text:span><text:span text:style-name="style11">k</text:span><text:span text:style-name="style10">; </text:span><text:span text:style-name="style11">j</text:span><text:span text:style-name="style10">+=</text:span><text:span text:style-name="style11">k </text:span><text:span text:style-name="style10">) </text:span><text:span text:style-name="style2">// работа в векторном поле верна на удивленье</text:span></text:h>
      <text:h text:style-name="Default"><text:s text:c="1"/>35<text:s text:c="2"/><text:s text:c="4"/><text:span text:style-name="style10">{ </text:span><text:span text:style-name="style5">Vector </text:span><text:span text:style-name="style10">*</text:span><text:span text:style-name="style11">_p</text:span><text:span text:style-name="style10">=</text:span><text:span text:style-name="style11">H</text:span><text:span text:style-name="style10">[</text:span><text:span text:style-name="style11">j</text:span><text:span text:style-name="style10">],*</text:span><text:span text:style-name="style11">_q</text:span><text:span text:style-name="style10">=</text:span><text:span text:style-name="style11">H</text:span><text:span text:style-name="style10">[</text:span><text:span text:style-name="style11">j</text:span><text:span text:style-name="style10">+</text:span><text:span text:style-name="style11">k</text:span><text:span text:style-name="style10">]; </text:span><text:span text:style-name="style11">glBegin</text:span><text:span text:style-name="style10">( </text:span><text:span text:style-name="style11">GL_QUAD_STRIP </text:span><text:span text:style-name="style10">);</text:span></text:h>
      <text:h text:style-name="Default"><text:s text:c="1"/>36<text:s text:c="2"/><text:s text:c="6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=</text:span><text:span text:style-name="style11">k </text:span><text:span text:style-name="style10">)</text:span></text:h>
      <text:h text:style-name="Default"><text:s text:c="1"/>37<text:s text:c="2"/><text:s text:c="6"/><text:span text:style-name="style10">{ </text:span><text:span text:style-name="style11">_Vector p</text:span><text:span text:style-name="style10">=*</text:span><text:span text:style-name="style11">_p</text:span><text:span text:style-name="style10">,</text:span><text:span text:style-name="style11">q</text:span><text:span text:style-name="style10">=*</text:span><text:span text:style-name="style11">_q</text:span><text:span text:style-name="style10">; </text:span><text:span text:style-name="style11">_p</text:span><text:span text:style-name="style10">+=</text:span><text:span text:style-name="style11">k</text:span><text:span text:style-name="style10">,</text:span><text:span text:style-name="style11">_q</text:span><text:span text:style-name="style10">+=</text:span><text:span text:style-name="style11">k</text:span><text:span text:style-name="style10">;<text:s text:c="12"/></text:span><text:span text:style-name="style2">// нормаль косым крестиком</text:span></text:h>
      <text:h text:style-name="Default"><text:s text:c="1"/>38<text:s text:c="2"/><text:s text:c="8"/><text:span text:style-name="style11">dot</text:span><text:span text:style-name="style10">( </text:span><text:span text:style-name="style11">q</text:span><text:span text:style-name="style10">+</text:span><text:span text:style-name="style11">oZ</text:span><text:span text:style-name="style10">,</text:span><text:span text:style-name="style11">colcel</text:span><text:span text:style-name="style10">( </text:span><text:span text:style-name="style11">q</text:span><text:span text:style-name="style10">.</text:span><text:span text:style-name="style11">z </text:span><text:span text:style-name="style10">) );</text:span></text:h>
      <text:h text:style-name="Default"><text:s text:c="1"/>39<text:s text:c="2"/><text:s text:c="8"/><text:span text:style-name="style11">dot</text:span><text:span text:style-name="style10">( </text:span><text:span text:style-name="style11">p</text:span><text:span text:style-name="style10">+</text:span><text:span text:style-name="style11">oZ</text:span><text:span text:style-name="style10">,</text:span><text:span text:style-name="style11">colcel</text:span><text:span text:style-name="style10">( </text:span><text:span text:style-name="style11">p</text:span><text:span text:style-name="style10">.</text:span><text:span text:style-name="style11">z </text:span><text:span text:style-name="style10">) );</text:span></text:h>
      <text:h text:style-name="Default"><text:s text:c="1"/>40<text:s text:c="2"/><text:s text:c="8"/><text:span text:style-name="style5">if</text:span><text:span text:style-name="style10">( !</text:span><text:span text:style-name="style11">Storm</text:span><text:span text:style-name="style10">-&gt;</text:span><text:span text:style-name="style11">Exp</text:span><text:span text:style-name="style10">.</text:span><text:span text:style-name="style11">draw </text:span><text:span text:style-name="style10">)</text:span><text:span text:style-name="style5">if</text:span><text:span text:style-name="style10">( </text:span><text:span text:style-name="style11">i</text:span><text:span text:style-name="style10">&lt;=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*</text:span><text:span text:style-name="style11">_p</text:span><text:span text:style-name="style10">-</text:span><text:span text:style-name="style11">q</text:span><text:span text:style-name="style10">)*(*</text:span><text:span text:style-name="style11">_q</text:span><text:span text:style-name="style10">-</text:span><text:span text:style-name="style11">p</text:span><text:span text:style-name="style10">) );</text:span></text:h>
      <text:h text:style-name="Default"><text:s text:c="1"/>41<text:s text:c="2"/><text:s text:c="6"/><text:span text:style-name="style10">} </text:span><text:span text:style-name="style11">glEnd</text:span><text:span text:style-name="style10">();</text:span></text:h>
      <text:h text:style-name="Default"><text:s text:c="1"/>42<text:s text:c="2"/><text:s text:c="2"/><text:span text:style-name="style10">} } </text:span><text:span text:style-name="style5">else<text:s text:c="16"/></text:span><text:span text:style-name="style2">// .peak=0 - иначе на регулярной сетке с равным шагом</text:span></text:h>
      <text:h text:style-name="Default"><text:s text:c="1"/>43<text:s text:c="2"/><text:s text:c="2"/><text:span text:style-name="style10">{ </text:span><text:span text:style-name="style5">Real </text:span><text:span text:style-name="style11">y</text:span><text:span text:style-name="style10">=-</text:span><text:span text:style-name="style4">0.5</text:span><text:span text:style-name="style10">*</text:span><text:span text:style-name="style11">Ds</text:span><text:span text:style-name="style10">*</text:span><text:span text:style-name="style11">My</text:span><text:span text:style-name="style10">,</text:span><text:span text:style-name="style11">d</text:span><text:span text:style-name="style10">=</text:span><text:span text:style-name="style11">Ds</text:span><text:span text:style-name="style10">*</text:span><text:span text:style-name="style11">k</text:span><text:span text:style-name="style10">;<text:s text:c="5"/></text:span><text:span text:style-name="style2">// с перерасчётом координат на этом же месте,</text:span></text:h>
      <text:h text:style-name="Default"><text:s text:c="1"/>44<text:s text:c="2"/><text:s text:c="4"/><text:span text:style-name="style5">Vector </text:span><text:span text:style-name="style10">*</text:span><text:span text:style-name="style11">_p</text:span><text:span text:style-name="style10">,</text:span><text:span text:style-name="style11">p</text:span><text:span text:style-name="style10">,</text:span><text:span text:style-name="style11">pi</text:span><text:span text:style-name="style10">, *</text:span><text:span text:style-name="style11">_q</text:span><text:span text:style-name="style10">,</text:span><text:span text:style-name="style11">q</text:span><text:span text:style-name="style10">,</text:span><text:span text:style-name="style11">qi</text:span><text:span text:style-name="style10">;<text:s text:c="4"/></text:span><text:span text:style-name="style2">// с небольшой оптимизацией узловых переборов</text:span></text:h>
      <text:h text:style-name="Default"><text:s text:c="1"/>45<text:s text:c="2"/><text:s text:c="4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-</text:span><text:span text:style-name="style11">k</text:span><text:span text:style-name="style10">; </text:span><text:span text:style-name="style11">j</text:span><text:span text:style-name="style10">+=</text:span><text:span text:style-name="style11">k </text:span><text:span text:style-name="style10">) </text:span><text:span text:style-name="style2">// упрощение математики=усложнение алгоритмов</text:span></text:h>
      <text:h text:style-name="Default"><text:s text:c="1"/>46<text:s text:c="2"/><text:s text:c="4"/><text:span text:style-name="style10">{ </text:span><text:span text:style-name="style11">pi</text:span><text:span text:style-name="style10">.</text:span><text:span text:style-name="style11">y</text:span><text:span text:style-name="style10">=</text:span><text:span text:style-name="style11">p</text:span><text:span text:style-name="style10">.</text:span><text:span text:style-name="style11">y</text:span><text:span text:style-name="style10">=</text:span><text:span text:style-name="style11">y</text:span><text:span text:style-name="style10">;<text:s text:c="3"/></text:span><text:span text:style-name="style11">p</text:span><text:span text:style-name="style10">.</text:span><text:span text:style-name="style11">z</text:span><text:span text:style-name="style10">=(</text:span><text:span text:style-name="style11">_p</text:span><text:span text:style-name="style10">=</text:span><text:span text:style-name="style11">H</text:span><text:span text:style-name="style10">[</text:span><text:span text:style-name="style11">j</text:span><text:span text:style-name="style10">])-&gt;</text:span><text:span text:style-name="style11">z</text:span><text:span text:style-name="style10">;<text:s text:c="3"/></text:span><text:span text:style-name="style11">p</text:span><text:span text:style-name="style10">.</text:span><text:span text:style-name="style11">x</text:span><text:span text:style-name="style10">=</text:span><text:span text:style-name="style11">q</text:span><text:span text:style-name="style10">.</text:span><text:span text:style-name="style11">x</text:span><text:span text:style-name="style10">=-</text:span><text:span text:style-name="style4">0.5</text:span><text:span text:style-name="style10">*</text:span><text:span text:style-name="style11">Ds</text:span><text:span text:style-name="style10">*</text:span><text:span text:style-name="style11">Mx</text:span><text:span text:style-name="style10">;</text:span></text:h>
      <text:h text:style-name="Default"><text:s text:c="1"/>47<text:s text:c="2"/><text:s text:c="6"/><text:span text:style-name="style11">qi</text:span><text:span text:style-name="style10">.</text:span><text:span text:style-name="style11">y</text:span><text:span text:style-name="style10">=</text:span><text:span text:style-name="style11">q</text:span><text:span text:style-name="style10">.</text:span><text:span text:style-name="style11">y</text:span><text:span text:style-name="style10">=</text:span><text:span text:style-name="style11">y</text:span><text:span text:style-name="style10">+</text:span><text:span text:style-name="style11">d</text:span><text:span text:style-name="style10">; </text:span><text:span text:style-name="style11">q</text:span><text:span text:style-name="style10">.</text:span><text:span text:style-name="style11">z</text:span><text:span text:style-name="style10">=(</text:span><text:span text:style-name="style11">_q</text:span><text:span text:style-name="style10">=</text:span><text:span text:style-name="style11">H</text:span><text:span text:style-name="style10">[</text:span><text:span text:style-name="style11">j</text:span><text:span text:style-name="style10">+</text:span><text:span text:style-name="style11">k</text:span><text:span text:style-name="style10">])-&gt;</text:span><text:span text:style-name="style11">z</text:span><text:span text:style-name="style10">; </text:span><text:span text:style-name="style11">glBegin</text:span><text:span text:style-name="style10">( </text:span><text:span text:style-name="style11">GL_QUAD_STRIP </text:span><text:span text:style-name="style10">);</text:span></text:h>
      <text:h text:style-name="Default"><text:s text:c="1"/>48<text:s text:c="2"/><text:s text:c="6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=</text:span><text:span text:style-name="style11">k </text:span><text:span text:style-name="style10">)</text:span></text:h>
      <text:h text:style-name="Default"><text:s text:c="1"/>49<text:s text:c="2"/><text:s text:c="6"/><text:span text:style-name="style10">{ </text:span><text:span text:style-name="style5">if</text:span><text:span text:style-name="style10">( </text:span><text:span text:style-name="style11">i</text:span><text:span text:style-name="style10">&lt;=</text:span><text:span text:style-name="style11">Mx</text:span><text:span text:style-name="style10">-</text:span><text:span text:style-name="style11">k </text:span><text:span text:style-name="style10">){ </text:span><text:span text:style-name="style11">pi</text:span><text:span text:style-name="style10">.</text:span><text:span text:style-name="style11">z</text:span><text:span text:style-name="style10">=(</text:span><text:span text:style-name="style11">_p</text:span><text:span text:style-name="style10">+=</text:span><text:span text:style-name="style11">k</text:span><text:span text:style-name="style10">)-&gt;</text:span><text:span text:style-name="style11">z</text:span><text:span text:style-name="style10">; </text:span><text:span text:style-name="style11">pi</text:span><text:span text:style-name="style10">.</text:span><text:span text:style-name="style11">x</text:span><text:span text:style-name="style10">=</text:span><text:span text:style-name="style11">qi</text:span><text:span text:style-name="style10">.</text:span><text:span text:style-name="style11">x</text:span><text:span text:style-name="style10">=</text:span><text:span text:style-name="style11">p</text:span><text:span text:style-name="style10">.</text:span><text:span text:style-name="style11">x</text:span><text:span text:style-name="style10">+</text:span><text:span text:style-name="style11">d</text:span><text:span text:style-name="style10">;</text:span></text:h>
      <text:h text:style-name="Default"><text:s text:c="1"/>50<text:s text:c="2"/><text:s text:c="23"/><text:span text:style-name="style11">qi</text:span><text:span text:style-name="style10">.</text:span><text:span text:style-name="style11">z</text:span><text:span text:style-name="style10">=(</text:span><text:span text:style-name="style11">_q</text:span><text:span text:style-name="style10">+=</text:span><text:span text:style-name="style11">k</text:span><text:span text:style-name="style10">)-&gt;</text:span><text:span text:style-name="style11">z</text:span><text:span text:style-name="style10">;</text:span></text:h>
      <text:h text:style-name="Default"><text:s text:c="1"/>51<text:s text:c="2"/><text:s text:c="23"/><text:span text:style-name="style5">if</text:span><text:span text:style-name="style10">( !</text:span><text:span text:style-name="style11">Storm</text:span><text:span text:style-name="style10">-&gt;</text:span><text:span text:style-name="style11">Exp</text:span><text:span text:style-name="style10">.</text:span><text:span text:style-name="style11">draw </text:span><text:span text:style-name="style10">)</text:span><text:span text:style-name="style11">glNormal3dv</text:span><text:span text:style-name="style10">( (</text:span><text:span text:style-name="style11">pi</text:span><text:span text:style-name="style10">-</text:span><text:span text:style-name="style11">q</text:span><text:span text:style-name="style10">)*(</text:span><text:span text:style-name="style11">qi</text:span><text:span text:style-name="style10">-</text:span><text:span text:style-name="style11">p</text:span><text:span text:style-name="style10">) ); }</text:span></text:h>
      <text:h text:style-name="Default"><text:s text:c="1"/>52<text:s text:c="2"/><text:s text:c="8"/><text:span text:style-name="style11">color</text:span><text:span text:style-name="style10">( </text:span><text:span text:style-name="style11">colcel</text:span><text:span text:style-name="style10">( </text:span><text:span text:style-name="style11">q</text:span><text:span text:style-name="style10">.</text:span><text:span text:style-name="style11">z </text:span><text:span text:style-name="style10">) ); </text:span><text:span text:style-name="style11">q</text:span><text:span text:style-name="style10">.</text:span><text:span text:style-name="style11">z</text:span><text:span text:style-name="style10">+=</text:span><text:span text:style-name="style11">z</text:span><text:span text:style-name="style10">; </text:span><text:span text:style-name="style11">dot</text:span><text:span text:style-name="style10">( </text:span><text:span text:style-name="style11">q </text:span><text:span text:style-name="style10">); </text:span><text:span text:style-name="style11">q</text:span><text:span text:style-name="style10">=</text:span><text:span text:style-name="style11">qi</text:span><text:span text:style-name="style10">;</text:span></text:h>
      <text:h text:style-name="Default"><text:s text:c="1"/>53<text:s text:c="2"/><text:s text:c="8"/><text:span text:style-name="style11">color</text:span><text:span text:style-name="style10">( </text:span><text:span text:style-name="style11">colcel</text:span><text:span text:style-name="style10">( </text:span><text:span text:style-name="style11">p</text:span><text:span text:style-name="style10">.</text:span><text:span text:style-name="style11">z </text:span><text:span text:style-name="style10">) ); </text:span><text:span text:style-name="style11">p</text:span><text:span text:style-name="style10">.</text:span><text:span text:style-name="style11">z</text:span><text:span text:style-name="style10">+=</text:span><text:span text:style-name="style11">z</text:span><text:span text:style-name="style10">; </text:span><text:span text:style-name="style11">dot</text:span><text:span text:style-name="style10">( </text:span><text:span text:style-name="style11">p </text:span><text:span text:style-name="style10">); </text:span><text:span text:style-name="style11">p</text:span><text:span text:style-name="style10">=</text:span><text:span text:style-name="style11">pi</text:span><text:span text:style-name="style10">;</text:span></text:h>
      <text:h text:style-name="Default"><text:s text:c="1"/>54<text:s text:c="2"/><text:s text:c="6"/><text:span text:style-name="style10">} </text:span><text:span text:style-name="style11">glEnd</text:span><text:span text:style-name="style10">(); </text:span><text:span text:style-name="style11">y</text:span><text:span text:style-name="style10">+=</text:span><text:span text:style-name="style11">d</text:span><text:span text:style-name="style10">;</text:span></text:h>
      <text:h text:style-name="Default"><text:s text:c="1"/>55<text:s text:c="2"/><text:s text:c="2"/><text:span text:style-name="style10">} } </text:span><text:span text:style-name="style5">const Real </text:span><text:span text:style-name="style11">x</text:span><text:span text:style-name="style10">=</text:span><text:span text:style-name="style11">Ds</text:span><text:span text:style-name="style10">*</text:span><text:span text:style-name="style11">Mx</text:span><text:span text:style-name="style10">/</text:span><text:span text:style-name="style4">2</text:span><text:span text:style-name="style10">,</text:span><text:span text:style-name="style11">y</text:span><text:span text:style-name="style10">=</text:span><text:span text:style-name="style11">Ds</text:span><text:span text:style-name="style10">*</text:span><text:span text:style-name="style11">My</text:span><text:span text:style-name="style10">/</text:span><text:span text:style-name="style4">2</text:span><text:span text:style-name="style10">;</text:span></text:h>
      <text:h text:style-name="Default"><text:s text:c="1"/>56<text:s text:c="2"/><text:s text:c="2"/><text:span text:style-name="style11">liney</text:span><text:span text:style-name="style10">( (</text:span><text:span text:style-name="style11">Point</text:span><text:span text:style-name="style10">){-</text:span><text:span text:style-name="style11">x</text:span><text:span text:style-name="style10">,</text:span><text:span text:style-name="style4">0</text:span><text:span text:style-name="style10">,</text:span><text:span text:style-name="style11">z</text:span><text:span text:style-name="style10">},(</text:span><text:span text:style-name="style11">Point</text:span><text:span text:style-name="style10">){-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</text:span><text:span text:style-name="style11">lightgray </text:span><text:span text:style-name="style10">), </text:span><text:span text:style-name="style2">// граничная рамка для</text:span></text:h>
      <text:h text:style-name="Default"><text:s text:c="1"/>57<text:s text:c="2"/><text:s text:c="2"/><text:span text:style-name="style11">liney</text:span><text:span text:style-name="style10">( (</text:span><text:span text:style-name="style11">Point</text:span><text:span text:style-name="style10">){-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(</text:span><text:span text:style-name="style11">Point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 ),<text:s text:c="11"/></text:span><text:span text:style-name="style2">// контроля контура волны</text:span></text:h>
      <text:h text:style-name="Default"><text:s text:c="1"/>58<text:s text:c="2"/><text:s text:c="2"/><text:span text:style-name="style11">liney</text:span><text:span text:style-name="style10">( (</text:span><text:span text:style-name="style11">Point</text:span><text:span text:style-name="style10">){ </text:span><text:span text:style-name="style11">x</text:span><text:span text:style-name="style10">,</text:span><text:span text:style-name="style11">y</text:span><text:span text:style-name="style10">,</text:span><text:span text:style-name="style11">z</text:span><text:span text:style-name="style10">},(</text:span><text:span text:style-name="style11">Point</text:span><text:span text:style-name="style10">){ </text:span><text:span text:style-name="style11">x</text:span><text:span text:style-name="style10">,</text:span><text:span text:style-name="style4">0</text:span><text:span text:style-name="style10">,</text:span><text:span text:style-name="style11">z</text:span><text:span text:style-name="style10">} ); </text:span><text:span text:style-name="style5">return </text:span><text:span text:style-name="style10">*</text:span><text:span text:style-name="style5">this</text:span><text:span text:style-name="style10">;</text:span></text:h>
      <text:h text:style-name="Default"><text:s text:c="1"/>59<text:s text:c="2"/><text:span text:style-name="style10">}</text:span></text:h>
      <text:h text:style-name="Default"><text:s text:c="1"/>60<text:s text:c="2"/><text:span text:style-name="style2">//<text:s text:c="5"/>Пусть прорисовка идет вместе с настройкой графической площадки\сцены</text:span></text:h>
      <text:h text:style-name="Default"><text:s text:c="1"/>61<text:s text:c="2"/><text:span text:style-name="style2">//</text:span></text:h>
      <text:h text:style-name="Default"><text:s text:c="1"/>62<text:s text:c="2"/><text:span text:style-name="style5">inline int </text:span><text:span text:style-name="style11">ColorSelect</text:span><text:span text:style-name="style10">( </text:span><text:span text:style-name="style5">int </text:span><text:span text:style-name="style11">a</text:span><text:span text:style-name="style10">, </text:span><text:span text:style-name="style5">int </text:span><text:span text:style-name="style11">b </text:span><text:span text:style-name="style10">)</text:span></text:h>
      <text:h text:style-name="Default"><text:s text:c="1"/>63<text:s text:c="2"/><text:span text:style-name="style10">{ </text:span><text:span text:style-name="style5">if</text:span><text:span text:style-name="style10">( </text:span><text:span text:style-name="style11">a</text:span><text:span text:style-name="style10">*</text:span><text:span text:style-name="style11">b</text:span><text:span text:style-name="style10">&lt;</text:span><text:span text:style-name="style4">0 </text:span><text:span text:style-name="style10">)</text:span><text:span text:style-name="style5">return </text:span><text:span text:style-name="style11">copysign</text:span><text:span text:style-name="style10">( </text:span><text:span text:style-name="style11">sqrt</text:span><text:span text:style-name="style10">( </text:span><text:span text:style-name="style11">fabs</text:span><text:span text:style-name="style10">( </text:span><text:span text:style-name="style11">a</text:span><text:span text:style-name="style10">*</text:span><text:span text:style-name="style11">b </text:span><text:span text:style-name="style10">) ),</text:span><text:span text:style-name="style11">a</text:span><text:span text:style-name="style10">+</text:span><text:span text:style-name="style11">b </text:span><text:span text:style-name="style10">);</text:span></text:h>
      <text:h text:style-name="Default"><text:s text:c="1"/>64<text:s text:c="2"/><text:s text:c="2"/><text:span text:style-name="style5">if</text:span><text:span text:style-name="style10">( </text:span><text:span text:style-name="style11">a</text:span><text:span text:style-name="style10">&gt;=</text:span><text:span text:style-name="style4">0 </text:span><text:span text:style-name="style10">)</text:span><text:span text:style-name="style5">return </text:span><text:span text:style-name="style16">max</text:span><text:span text:style-name="style10">( </text:span><text:span text:style-name="style11">a</text:span><text:span text:style-name="style10">,</text:span><text:span text:style-name="style11">b </text:span><text:span text:style-name="style10">); </text:span><text:span text:style-name="style5">return </text:span><text:span text:style-name="style16">min</text:span><text:span text:style-name="style10">( </text:span><text:span text:style-name="style11">a</text:span><text:span text:style-name="style10">,</text:span><text:span text:style-name="style11">b </text:span><text:span text:style-name="style10">);</text:span></text:h>
      <text:h text:style-name="Default"><text:s text:c="1"/>65<text:s text:c="2"/><text:span text:style-name="style10">}</text:span></text:h>
      <text:h text:style-name="Default"><text:s text:c="1"/>66<text:s text:c="2"/><text:span text:style-name="style2">//<text:s text:c="8"/>Exp.draw: 0-раскраска 1-контуры 2+разрядкой 3-только профили волн</text:span></text:h>
      <text:h text:style-name="Default"><text:s text:c="1"/>67<text:s text:c="2"/><text:span text:style-name="style2">//<text:s text:c="11"/>+view: 0-в свете 1-с контуром 2+разделение 3-разделение в контуре</text:span></text:h>
      <text:h text:style-name="Default"><text:s text:c="1"/>68<text:s text:c="2"/><text:span text:style-name="style2">//</text:span></text:h>
      <text:h text:style-name="Default"><text:s text:c="1"/>69<text:s text:c="2"/><text:span text:style-name="style5">bool </text:span><text:span text:style-name="style11">Field</text:span><text:span text:style-name="style10">::</text:span><text:span text:style-name="style11">Draw</text:span><text:span text:style-name="style10">()</text:span></text:h>
      <text:h text:style-name="Default"><text:s text:c="1"/>70<text:s text:c="2"/><text:span text:style-name="style10">{ </text:span><text:span text:style-name="style5">static bool </text:span><text:span text:style-name="style11">Recurse</text:span><text:span text:style-name="style10">=</text:span><text:span text:style-name="style5">false</text:span><text:span text:style-name="style10">;</text:span></text:h>
      <text:h text:style-name="Default"><text:s text:c="1"/>71<text:s text:c="2"/><text:s text:c="2"/><text:span text:style-name="style5">if</text:span><text:span text:style-name="style10">( </text:span><text:span text:style-name="style11">Recurse </text:span><text:span text:style-name="style10">|| !</text:span><text:span text:style-name="style11">Kt </text:span><text:span text:style-name="style10">)</text:span><text:span text:style-name="style5">return false</text:span><text:span text:style-name="style10">; </text:span><text:span text:style-name="style11">Recurse</text:span><text:span text:style-name="style10">=</text:span><text:span text:style-name="style5">true</text:span><text:span text:style-name="style10">; </text:span><text:span text:style-name="style11">Activate</text:span><text:span text:style-name="style10">();</text:span></text:h>
      <text:h text:style-name="Default"><text:s text:c="1"/>72<text:s text:c="2"/><text:s text:c="2"/><text:span text:style-name="style11">glEnable</text:span><text:span text:style-name="style10">( </text:span><text:span text:style-name="style11">GL_LIGHTING </text:span><text:span text:style-name="style10">);</text:span></text:h>
      <text:h text:style-name="Default"><text:s text:c="1"/>73<text:s text:c="2"/><text:s text:c="2"/><text:span text:style-name="style11">glEnable</text:span><text:span text:style-name="style10">( </text:span><text:span text:style-name="style11">GL_CULL_FACE </text:span><text:span text:style-name="style10">);</text:span></text:h>
      <text:h text:style-name="Default"><text:s text:c="1"/>74<text:s text:c="2"/><text:s text:c="2"/><text:span text:style-name="style11">glEnable</text:span><text:span text:style-name="style10">( </text:span><text:span text:style-name="style11">GL_DEPTH_TEST </text:span><text:span text:style-name="style10">);</text:span></text:h>
      <text:h text:style-name="Default"><text:s text:c="1"/>75<text:s text:c="2"/><text:s text:c="2"/><text:span text:style-name="style11">glMatrixMode</text:span><text:span text:style-name="style10">( </text:span><text:span text:style-name="style11">GL_PROJECTION </text:span><text:span text:style-name="style10">);<text:s text:c="5"/></text:span><text:span text:style-name="style2">// размерах фрагмента экрана сброс текущих</text:span></text:h>
      <text:h text:style-name="Default"><text:s text:c="1"/>76<text:s text:c="2"/><text:s text:c="2"/><text:span text:style-name="style11">glLoadIdentity</text:span><text:span text:style-name="style10">();<text:s text:c="18"/></text:span><text:span text:style-name="style2">// матричных координат, настройка обзора и</text:span></text:h>
      <text:h text:style-name="Default"><text:s text:c="1"/>77<text:s text:c="2"/><text:s text:c="2"/><text:span text:style-name="style11">gluPerspective</text:span><text:span text:style-name="style10">( </text:span><text:span text:style-name="style4">16.2</text:span><text:span text:style-name="style10">,</text:span><text:span text:style-name="style5">Real</text:span><text:span text:style-name="style10">( </text:span><text:span text:style-name="style11">Width </text:span><text:span text:style-name="style10">)/</text:span><text:span text:style-name="style11">Height</text:span><text:span text:style-name="style10">,-</text:span><text:span text:style-name="style4">63</text:span><text:span text:style-name="style10">,</text:span><text:span text:style-name="style4">63 </text:span><text:span text:style-name="style10">);<text:s text:c="5"/></text:span><text:span text:style-name="style2">// экранных пропорций</text:span></text:h>
      <text:h text:style-name="Default"><text:s text:c="1"/>78<text:s text:c="2"/><text:s text:c="2"/><text:span text:style-name="style11">gluLookAt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Distance</text:span><text:span text:style-name="style10">,</text:span><text:span text:style-name="style11">look</text:span><text:span text:style-name="style10">.</text:span><text:span text:style-name="style11">x</text:span><text:span text:style-name="style10">,</text:span><text:span text:style-name="style11">look</text:span><text:span text:style-name="style10">.</text:span><text:span text:style-name="style11">y</text:span><text:span text:style-name="style10">,</text:span><text:span text:style-name="style11">look</text:span><text:span text:style-name="style10">.</text:span><text:span text:style-name="style11">z</text:span><text:span text:style-name="style10">,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<text:s text:c="2"/></text:span><text:span text:style-name="style2">// точка обзора</text:span></text:h>
      <text:h text:style-name="Default"><text:s text:c="1"/>79<text:s text:c="2"/><text:s text:c="2"/><text:span text:style-name="style11">glMatrixMode</text:span><text:span text:style-name="style10">( </text:span><text:span text:style-name="style11">GL_MODELVIEW </text:span><text:span text:style-name="style10">); </text:span><text:span text:style-name="style11">glLoadIdentity</text:span><text:span text:style-name="style10">();<text:s text:c="7"/></text:span><text:span text:style-name="style2">// в исходное положение</text:span></text:h>
      <text:h text:style-name="Default"><text:s text:c="1"/>80<text:s text:c="2"/><text:s text:c="2"/><text:span text:style-name="style11">glClearColor</text:span><text:span text:style-name="style10">( </text:span><text:span text:style-name="style11">BkColor</text:span><text:span text:style-name="style10">,</text:span><text:span text:style-name="style4">1 </text:span><text:span text:style-name="style10">);<text:s text:c="22"/></text:span><text:span text:style-name="style2">// цвет фона окна и</text:span></text:h>
      <text:h text:style-name="Default"><text:s text:c="1"/>81<text:s text:c="2"/><text:s text:c="2"/><text:span text:style-name="style11">glClear</text:span><text:span text:style-name="style10">( </text:span><text:span text:style-name="style11">GL_COLOR_BUFFER_BIT</text:span><text:span text:style-name="style10">|</text:span><text:span text:style-name="style11">GL_DEPTH_BUFFER_BIT </text:span><text:span text:style-name="style10">);<text:s text:c="3"/></text:span><text:span text:style-name="style2">// полная расчистка</text:span></text:h>
      <text:h text:style-name="Default"><text:s text:c="1"/>82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y</text:span><text:span text:style-name="style10">-</text:span><text:span text:style-name="style4">90</text:span><text:span text:style-name="style10">,</text:span><text:span text:style-name="style4">1</text:span><text:span text:style-name="style10">,</text:span><text:span text:style-name="style4">0</text:span><text:span text:style-name="style10">,</text:span><text:span text:style-name="style4">0 </text:span><text:span text:style-name="style10">);<text:s text:c="26"/></text:span><text:span text:style-name="style2">// поставить на киль</text:span></text:h>
      <text:h text:style-name="Default"><text:s text:c="1"/>83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z</text:span><text:span text:style-name="style10">,<text:s text:c="3"/></text:span><text:span text:style-name="style4">0</text:span><text:span text:style-name="style10">,</text:span><text:span text:style-name="style4">1</text:span><text:span text:style-name="style10">,</text:span><text:span text:style-name="style4">0 </text:span><text:span text:style-name="style10">);<text:s text:c="26"/></text:span><text:span text:style-name="style2">// дифферент</text:span></text:h>
      <text:h text:style-name="Default"><text:s text:c="1"/>84<text:s text:c="2"/><text:s text:c="2"/><text:span text:style-name="style11">glRotated</text:span><text:span text:style-name="style10">( </text:span><text:span text:style-name="style11">eye</text:span><text:span text:style-name="style10">.</text:span><text:span text:style-name="style11">x</text:span><text:span text:style-name="style10">,<text:s text:c="3"/></text:span><text:span text:style-name="style4">0</text:span><text:span text:style-name="style10">,</text:span><text:span text:style-name="style4">0</text:span><text:span text:style-name="style10">,</text:span><text:span text:style-name="style4">1 </text:span><text:span text:style-name="style10">);<text:s text:c="26"/></text:span><text:span text:style-name="style2">// рыскание</text:span></text:h>
      <text:h text:style-name="Default"><text:s text:c="1"/>85<text:s text:c="2"/><text:s text:c="2"/><text:span text:style-name="style2">//</text:span></text:h>
      <text:h text:style-name="Default"><text:s text:c="1"/>86<text:s text:c="2"/><text:s text:c="2"/><text:span text:style-name="style2">//<text:s text:c="3"/>рисуем оси координат и габаритный прямоугольный параллелограмм</text:span></text:h>
      <text:h text:style-name="Default"><text:s text:c="1"/>87<text:s text:c="2"/><text:s text:c="2"/><text:span text:style-name="style2">//</text:span></text:h>
      <text:h text:style-name="Default"><text:s text:c="1"/>88<text:s text:c="2"/><text:s text:c="2"/><text:span text:style-name="style11">axis</text:span><text:span text:style-name="style10">( *</text:span><text:span text:style-name="style5">this</text:span><text:span text:style-name="style10">,</text:span><text:span text:style-name="style11">Long</text:span><text:span text:style-name="style10">*</text:span><text:span text:style-name="style4">0.52</text:span><text:span text:style-name="style10">,</text:span><text:span text:style-name="style11">Wide</text:span><text:span text:style-name="style10">*</text:span><text:span text:style-name="style4">0.53</text:span><text:span text:style-name="style10">,</text:span><text:span text:style-name="style4">30</text:span><text:span text:style-name="style10">,</text:span><text:span text:style-name="style6">"N"</text:span><text:span text:style-name="style10">,</text:span><text:span text:style-name="style6">"W"</text:span><text:span text:style-name="style10">,</text:span><text:span text:style-name="style6">"n" </text:span><text:span text:style-name="style10">);</text:span></text:h>
      <text:h text:style-name="Default"><text:s text:c="1"/>89<text:s text:c="2"/><text:span text:style-name="style2">//liney( (Point){Long/2, Wide/2,10},(Point){Long/-2,Wide/2,10},lightgray );</text:span></text:h>
      <text:h text:style-name="Default"><text:s text:c="1"/>90<text:s text:c="2"/><text:span text:style-name="style2">//liney( (Point){Long/-2,Wide/2,10},(Point){Long/-2,0,10} );</text:span></text:h>
      <text:h text:style-name="Default"><text:s text:c="1"/>91<text:s text:c="2"/><text:span text:style-name="style2">//liney( (Point){Long/2, Wide/2,10},(Point){Long/2, 0,10} );</text:span></text:h>
      <text:h text:style-name="Default"><text:s text:c="1"/>92<text:s text:c="2"/><text:span text:style-name="style2">//liney( (Point){Long/2,0,10},<text:s text:c="6"/>(Point){Long/-2,0,10} );</text:span></text:h>
      <text:h text:style-name="Default"><text:s text:c="1"/>93<text:s text:c="2"/><text:s text:c="2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 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</text:span><text:span text:style-name="style11">lightblue </text:span><text:span text:style-name="style10">);</text:span></text:h>
      <text:h text:style-name="Default"><text:s text:c="1"/>94<text:s text:c="2"/><text:s text:c="2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4">0</text:span><text:span text:style-name="style10">,</text:span><text:span text:style-name="style4">0</text:span><text:span text:style-name="style10">} );</text:span></text:h>
      <text:h text:style-name="Default"><text:s text:c="1"/>95<text:s text:c="2"/><text:s text:c="2"/><text:span text:style-name="style11">liney</text:span><text:span text:style-name="style10">(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 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 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4">0</text:span><text:span text:style-name="style10">,</text:span><text:span text:style-name="style4">0</text:span><text:span text:style-name="style10">} );</text:span></text:h>
      <text:h text:style-name="Default"><text:s text:c="1"/>96<text:s text:c="2"/><text:s text:c="2"/><text:span text:style-name="style2">//</text:span></text:h>
      <text:h text:style-name="Default"><text:s text:c="1"/>97<text:s text:c="2"/><text:s text:c="2"/><text:span text:style-name="style2">// сначала корпус корабля, тогда будет позволительно делать прозрачность воды</text:span></text:h>
      <text:h text:style-name="Default"><text:s text:c="1"/>98<text:s text:c="2"/><text:s text:c="2"/><text:span text:style-name="style2">//</text:span></text:h>
      <text:h text:style-name="Default"><text:s text:c="1"/>99<text:s text:c="2"/><text:s text:c="2"/><text:span text:style-name="style11">glPolygonMode</text:span><text:span text:style-name="style10">( </text:span><text:span text:style-name="style11">GL_FRONT_AND_BACK</text:span><text:span text:style-name="style10">,</text:span><text:span text:style-name="style11">GL_FILL </text:span><text:span text:style-name="style10">);</text:span></text:h>
      <text:h text:style-name="Default">100<text:s text:c="2"/><text:s text:c="2"/><text:span text:style-name="style11">Vessel</text:span><text:span text:style-name="style10">-&gt;</text:span><text:span text:style-name="style11">Drawing</text:span><text:span text:style-name="style10">( </text:span><text:span text:style-name="style11">Exp</text:span><text:span text:style-name="style10">.</text:span><text:span text:style-name="style11">draw</text:span><text:span text:style-name="style10">==</text:span><text:span text:style-name="style4">3</text:span><text:span text:style-name="style10">?</text:span><text:span text:style-name="style4">2</text:span><text:span text:style-name="style10">:</text:span><text:span text:style-name="style4">1 </text:span><text:span text:style-name="style10">);<text:s text:c="3"/></text:span><text:span text:style-name="style2">// доступ к рисунку корпуса корабля</text:span></text:h>
      <text:h text:style-name="Default">101<text:s text:c="2"/><text:s text:c="2"/><text:span text:style-name="style11">Activate</text:span><text:span text:style-name="style10">();<text:s text:c="27"/></text:span><text:span text:style-name="style2">// без исключения двойной перенастройки</text:span></text:h>
      <text:h text:style-name="Default">102<text:s text:c="2"/><text:s text:c="2"/><text:span text:style-name="style2">//</text:span></text:h>
      <text:h text:style-name="Default">103<text:s text:c="2"/><text:s text:c="2"/><text:span text:style-name="style2">//<text:s text:c="3"/>собственно рисование для начала ведется в самом волновом объекте</text:span></text:h>
      <text:h text:style-name="Default">104<text:s text:c="2"/><text:s text:c="2"/><text:span text:style-name="style2">//</text:span></text:h>
      <text:h text:style-name="Default">105<text:s text:c="2"/><text:s text:c="2"/><text:span text:style-name="style11">glPolygonMode</text:span><text:span text:style-name="style10">( </text:span><text:span text:style-name="style11">GL_FRONT</text:span><text:span text:style-name="style10">,</text:span><text:span text:style-name="style11">Exp</text:span><text:span text:style-name="style10">.</text:span><text:span text:style-name="style11">draw</text:span><text:span text:style-name="style10">?</text:span><text:span text:style-name="style11">GL_LINE</text:span><text:span text:style-name="style10">:</text:span><text:span text:style-name="style11">GL_FILL </text:span><text:span text:style-name="style10">);</text:span></text:h>
      <text:h text:style-name="Default">106<text:s text:c="2"/><text:s text:c="2"/><text:span text:style-name="style11">glPolygonMode</text:span><text:span text:style-name="style10">( </text:span><text:span text:style-name="style11">GL_BACK</text:span><text:span text:style-name="style10">,</text:span><text:span text:style-name="style11">GL_POINT </text:span><text:span text:style-name="style10">);</text:span></text:h>
      <text:h text:style-name="Default">107<text:s text:c="2"/><text:s text:c="2"/><text:span text:style-name="style5">if</text:span><text:span text:style-name="style10">( ( </text:span><text:span text:style-name="style11">Exp</text:span><text:span text:style-name="style10">.</text:span><text:span text:style-name="style11">draw </text:span><text:span text:style-name="style10">)!=</text:span><text:span text:style-name="style4">3 </text:span><text:span text:style-name="style10">)</text:span></text:h>
      <text:h text:style-name="Default">108<text:s text:c="2"/><text:s text:c="2"/><text:span text:style-name="style10">{ </text:span><text:span text:style-name="style5">int </text:span><text:span text:style-name="style11">k</text:span><text:span text:style-name="style10">=</text:span><text:span text:style-name="style16">max</text:span><text:span text:style-name="style10">( </text:span><text:span text:style-name="style11">Exp</text:span><text:span text:style-name="style10">.</text:span><text:span text:style-name="style11">draw</text:span><text:span text:style-name="style10">&amp;</text:span><text:span text:style-name="style4">2</text:span><text:span text:style-name="style10">?</text:span><text:span text:style-name="style11">mY</text:span><text:span text:style-name="style10">/</text:span><text:span text:style-name="style4">100</text:span><text:span text:style-name="style10">:</text:span><text:span text:style-name="style4">1</text:span><text:span text:style-name="style10">,</text:span><text:span text:style-name="style4">1 </text:span><text:span text:style-name="style10">); </text:span><text:span text:style-name="style2">// поля волн надо для палитры раскраски</text:span></text:h>
      <text:h text:style-name="Default">109<text:s text:c="2"/><text:s text:c="4"/><text:span text:style-name="style5">if</text:span><text:span text:style-name="style10">( </text:span><text:span text:style-name="style11">Exp</text:span><text:span text:style-name="style10">.</text:span><text:span text:style-name="style11">wave</text:span><text:span text:style-name="style10">==</text:span><text:span text:style-name="style4">1</text:span><text:span text:style-name="style10">)</text:span><text:span text:style-name="style11">Wind</text:span><text:span text:style-name="style10">.</text:span><text:span text:style-name="style11">Ghost</text:span><text:span text:style-name="style10">(</text:span><text:span text:style-name="style11">Trun</text:span><text:span text:style-name="style10">),</text:span><text:span text:style-name="style11">Swell</text:span><text:span text:style-name="style10">.</text:span><text:span text:style-name="style11">Ghost</text:span><text:span text:style-name="style10">(</text:span><text:span text:style-name="style11">Trun</text:span><text:span text:style-name="style10">),</text:span><text:span text:style-name="style11">Surge</text:span><text:span text:style-name="style10">.</text:span><text:span text:style-name="style11">Ghost</text:span><text:span text:style-name="style10">(</text:span><text:span text:style-name="style11">Trun</text:span><text:span text:style-name="style10">);</text:span></text:h>
      <text:h text:style-name="Default">110<text:s text:c="2"/><text:s text:c="4"/><text:span text:style-name="style11">glLineWidth</text:span><text:span text:style-name="style10">( </text:span><text:span text:style-name="style4">0.01 </text:span><text:span text:style-name="style10">); </text:span><text:span text:style-name="style2">// тончайшие линии на случай прорисовки контуров ячеек</text:span></text:h>
      <text:h text:style-name="Default">111<text:s text:c="2"/><text:s text:c="4"/><text:span text:style-name="style5">if</text:span><text:span text:style-name="style10">( </text:span><text:span text:style-name="style11">Exp</text:span><text:span text:style-name="style10">.</text:span><text:span text:style-name="style11">view</text:span><text:span text:style-name="style10">&amp;</text:span><text:span text:style-name="style4">2 </text:span><text:span text:style-name="style10">)</text:span></text:h>
      <text:h text:style-name="Default">112<text:s text:c="2"/><text:s text:c="4"/><text:span text:style-name="style10">{ </text:span><text:span text:style-name="style11">liney</text:span><text:span text:style-name="style10">(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(</text:span><text:span text:style-name="style11">Point</text:span><text:span text:style-name="style10">){</text:span><text:span text:style-name="style11">Long</text:span><text:span text:style-name="style10">/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11">Long</text:span><text:span text:style-name="style10">/-</text:span><text:span text:style-name="style4">4</text:span><text:span text:style-name="style10">},</text:span><text:span text:style-name="style11">lightblue</text:span><text:span text:style-name="style10">);</text:span></text:h>
      <text:h text:style-name="Default">113<text:s text:c="2"/><text:s text:c="6"/><text:span text:style-name="style11">liney</text:span><text:span text:style-name="style10">(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4">0</text:span><text:span text:style-name="style10">},(</text:span><text:span text:style-name="style11">Point</text:span><text:span text:style-name="style10">){</text:span><text:span text:style-name="style11">Long</text:span><text:span text:style-name="style10">/-</text:span><text:span text:style-name="style4">2</text:span><text:span text:style-name="style10">,</text:span><text:span text:style-name="style11">Wide</text:span><text:span text:style-name="style10">/</text:span><text:span text:style-name="style4">2</text:span><text:span text:style-name="style10">,</text:span><text:span text:style-name="style11">Long</text:span><text:span text:style-name="style10">/-</text:span><text:span text:style-name="style4">4</text:span><text:span text:style-name="style10">},</text:span><text:span text:style-name="style11">lightblue</text:span><text:span text:style-name="style10">);</text:span></text:h>
      <text:h text:style-name="Default">114<text:s text:c="2"/><text:s text:c="6"/><text:span text:style-name="style11">Surge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4</text:span><text:span text:style-name="style10">,<text:s text:c="4"/>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<text:s text:c="3"/></text:span><text:span text:style-name="style2">// -200 {от 800·600}</text:span></text:h>
      <text:h text:style-name="Default">115<text:s text:c="2"/><text:s text:c="6"/><text:span text:style-name="style11">Swell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5.333</text:span><text:span text:style-name="style10">,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<text:s text:c="3"/></text:span><text:span text:style-name="style2">// -150 три разделённые</text:span></text:h>
      <text:h text:style-name="Default">116<text:s text:c="2"/><text:s text:c="7"/><text:span text:style-name="style11">Wind</text:span><text:span text:style-name="style10">.</text:span><text:span text:style-name="style11">View</text:span><text:span text:style-name="style10">( </text:span><text:span text:style-name="style11">Long</text:span><text:span text:style-name="style10">/-</text:span><text:span text:style-name="style4">8</text:span><text:span text:style-name="style10">,<text:s text:c="4"/></text:span><text:span text:style-name="style11">k</text:span><text:span text:style-name="style10">,!(</text:span><text:span text:style-name="style11">Exp</text:span><text:span text:style-name="style10">.</text:span><text:span text:style-name="style11">view</text:span><text:span text:style-name="style10">&amp;</text:span><text:span text:style-name="style4">1</text:span><text:span text:style-name="style10">) );<text:s text:c="3"/></text:span><text:span text:style-name="style2">// -100 структуры волн</text:span></text:h>
      <text:h text:style-name="Default">117<text:s text:c="2"/><text:s text:c="4"/><text:span text:style-name="style10">}</text:span></text:h>
      <text:h text:style-name="Default">118<text:s text:c="2"/><text:s text:c="4"/><text:span text:style-name="style5">if</text:span><text:span text:style-name="style10">( </text:span><text:span text:style-name="style11">Exp</text:span><text:span text:style-name="style10">.</text:span><text:span text:style-name="style11">view</text:span><text:span text:style-name="style10">&amp;</text:span><text:span text:style-name="style4">1 </text:span><text:span text:style-name="style10">)<text:s text:c="25"/></text:span><text:span text:style-name="style2">// светлая вода с ватерлинией</text:span></text:h>
      <text:h text:style-name="Default">119<text:s text:c="2"/><text:s text:c="4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-</text:span><text:span text:style-name="style11">k</text:span><text:span text:style-name="style10">; </text:span><text:span text:style-name="style11">y</text:span><text:span text:style-name="style10">+=</text:span><text:span text:style-name="style11">k </text:span><text:span text:style-name="style10">)<text:s text:c="13"/></text:span><text:span text:style-name="style2">// монотонные раскраски с цветовым</text:span></text:h>
      <text:h text:style-name="Default">120<text:s text:c="2"/><text:s text:c="4"/><text:span text:style-name="style10">{ </text:span><text:span text:style-name="style11">glBegin</text:span><text:span text:style-name="style10">( </text:span><text:span text:style-name="style11">GL_QUAD_STRIP </text:span><text:span text:style-name="style10">);<text:s text:c="14"/></text:span><text:span text:style-name="style2">// разделением по нулевому контуру</text:span></text:h>
      <text:h text:style-name="Default">121<text:s text:c="2"/><text:s text:c="6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=</text:span><text:span text:style-name="style11">k </text:span><text:span text:style-name="style10">)</text:span></text:h>
      <text:h text:style-name="Default">122<text:s text:c="2"/><text:s text:c="6"/><text:span text:style-name="style10">{ </text:span><text:span text:style-name="style5">Vector </text:span><text:span text:style-name="style10">&amp;</text:span><text:span text:style-name="style11">p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,&amp;</text:span><text:span text:style-name="style11">q</text:span><text:span text:style-name="style10">=</text:span><text:span text:style-name="style11">Ws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;</text:span></text:h>
      <text:h text:style-name="Default">123<text:s text:c="2"/><text:s text:c="8"/><text:span text:style-name="style5">if</text:span><text:span text:style-name="style10">( </text:span><text:span text:style-name="style11">x</text:span><text:span text:style-name="style10">&lt;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</text:span><text:span text:style-name="style11">q</text:span><text:span text:style-name="style10">-</text:span><text:span text:style-name="style11">p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k</text:span><text:span text:style-name="style10">]-</text:span><text:span text:style-name="style11">p</text:span><text:span text:style-name="style10">) );</text:span></text:h>
      <text:h text:style-name="Default">124<text:s text:c="2"/><text:s text:c="8"/><text:span text:style-name="style11">color</text:span><text:span text:style-name="style10">( </text:span><text:span text:style-name="style11">q</text:span><text:span text:style-name="style10">.</text:span><text:span text:style-name="style11">z</text:span><text:span text:style-name="style10">&gt;</text:span><text:span text:style-name="style4">0</text:span><text:span text:style-name="style10">?</text:span><text:span text:style-name="style11">Surf</text:span><text:span text:style-name="style10">:</text:span><text:span text:style-name="style11">Subw</text:span><text:span text:style-name="style10">,-</text:span><text:span text:style-name="style4">0.1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q </text:span><text:span text:style-name="style10">);</text:span></text:h>
      <text:h text:style-name="Default">125<text:s text:c="2"/><text:s text:c="8"/><text:span text:style-name="style11">color</text:span><text:span text:style-name="style10">( </text:span><text:span text:style-name="style11">p</text:span><text:span text:style-name="style10">.</text:span><text:span text:style-name="style11">z</text:span><text:span text:style-name="style10">&gt;</text:span><text:span text:style-name="style4">0</text:span><text:span text:style-name="style10">?</text:span><text:span text:style-name="style11">Surf</text:span><text:span text:style-name="style10">:</text:span><text:span text:style-name="style11">Subw</text:span><text:span text:style-name="style10">,-</text:span><text:span text:style-name="style4">0.1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p </text:span><text:span text:style-name="style10">);</text:span></text:h>
      <text:h text:style-name="Default">126<text:s text:c="2"/><text:s text:c="6"/><text:span text:style-name="style10">} </text:span><text:span text:style-name="style11">glEnd</text:span><text:span text:style-name="style10">();</text:span></text:h>
      <text:h text:style-name="Default">127<text:s text:c="2"/><text:s text:c="4"/><text:span text:style-name="style10">} </text:span><text:span text:style-name="style5">else</text:span></text:h>
      <text:h text:style-name="Default">128<text:s text:c="2"/><text:s text:c="4"/><text:span text:style-name="style10">{ </text:span><text:span text:style-name="style5">static int </text:span><text:span text:style-name="style11">nx</text:span><text:span text:style-name="style10">=</text:span><text:span text:style-name="style4">0</text:span><text:span text:style-name="style10">,</text:span><text:span text:style-name="style11">ny</text:span><text:span text:style-name="style10">=</text:span><text:span text:style-name="style4">0</text:span><text:span text:style-name="style10">,**</text:span><text:span text:style-name="style11">Clr</text:span><text:span text:style-name="style10">=</text:span><text:span text:style-name="style11">NULL</text:span><text:span text:style-name="style10">;<text:s text:c="13"/></text:span><text:span text:style-name="style2">//<text:s text:c="2"/>сборная цветовая матрица</text:span></text:h>
      <text:h text:style-name="Default">129<text:s text:c="2"/><text:s text:c="6"/><text:span text:style-name="style5">if</text:span><text:span text:style-name="style10">( </text:span><text:span text:style-name="style11">mY</text:span><text:span text:style-name="style10">&gt;</text:span><text:span text:style-name="style11">ny </text:span><text:span text:style-name="style10">|| </text:span><text:span text:style-name="style11">mX</text:span><text:span text:style-name="style10">&gt;</text:span><text:span text:style-name="style11">nx </text:span><text:span text:style-name="style10">)</text:span><text:span text:style-name="style11">Clr</text:span><text:span text:style-name="style10">=(</text:span><text:span text:style-name="style5">int</text:span><text:span text:style-name="style10">**)</text:span><text:span text:style-name="style11">Allocate</text:span><text:span text:style-name="style10">( </text:span><text:span text:style-name="style11">ny</text:span><text:span text:style-name="style10">=</text:span><text:span text:style-name="style11">mY</text:span><text:span text:style-name="style10">,(</text:span><text:span text:style-name="style11">nx</text:span><text:span text:style-name="style10">=</text:span><text:span text:style-name="style11">mX</text:span><text:span text:style-name="style10">)*</text:span><text:span text:style-name="style5">sizeof</text:span><text:span text:style-name="style10">(</text:span><text:span text:style-name="style5">int</text:span><text:span text:style-name="style10">),</text:span><text:span text:style-name="style11">Clr </text:span><text:span text:style-name="style10">);</text:span></text:h>
      <text:h text:style-name="Default">130<text:s text:c="2"/><text:span text:style-name="style9">#pragma omp parallel for</text:span></text:h>
      <text:h text:style-name="Default">131<text:s text:c="2"/><text:s text:c="6"/><text:span text:style-name="style5">for</text:span><text:span text:style-name="style10">(</text:span><text:span text:style-name="style5">int </text:span><text:span text:style-name="style11">y</text:span><text:span text:style-name="style10">=</text:span><text:span text:style-name="style4">0</text:span><text:span text:style-name="style10">;</text:span><text:span text:style-name="style11">y</text:span><text:span text:style-name="style10">&lt;</text:span><text:span text:style-name="style11">mY</text:span><text:span text:style-name="style10">;</text:span><text:span text:style-name="style11">y</text:span><text:span text:style-name="style10">++) </text:span><text:span text:style-name="style2">// выборка расцветки волновых склонов выполняется с</text:span></text:h>
      <text:h text:style-name="Default">132<text:s text:c="2"/><text:s text:c="6"/><text:span text:style-name="style5">for</text:span><text:span text:style-name="style10">(</text:span><text:span text:style-name="style5">int </text:span><text:span text:style-name="style11">x</text:span><text:span text:style-name="style10">=</text:span><text:span text:style-name="style4">0</text:span><text:span text:style-name="style10">;</text:span><text:span text:style-name="style11">x</text:span><text:span text:style-name="style10">&lt;</text:span><text:span text:style-name="style11">mX</text:span><text:span text:style-name="style10">;</text:span><text:span text:style-name="style11">x</text:span><text:span text:style-name="style10">++) </text:span><text:span text:style-name="style2">//<text:s text:c="2"/>раздельным использованием исходных пакетов волн</text:span></text:h>
      <text:h text:style-name="Default">133<text:s text:c="2"/><text:s text:c="6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</text:span></text:h>
      <text:h text:style-name="Default">134<text:s text:c="2"/><text:s text:c="8"/><text:span text:style-name="style5">int </text:span><text:span text:style-name="style11">C </text:span><text:span text:style-name="style10">=<text:s text:c="3"/></text:span><text:span text:style-name="style11">ColorSelect</text:span><text:span text:style-name="style10">( </text:span><text:span text:style-name="style11">C</text:span><text:span text:style-name="style10">=</text:span><text:span text:style-name="style4">0</text:span><text:span text:style-name="style10">,</text:span><text:span text:style-name="style11">Wind</text:span><text:span text:style-name="style10">.</text:span><text:span text:style-name="style11">Color</text:span><text:span text:style-name="style10">( </text:span><text:span text:style-name="style11">Wind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;</text:span></text:h>
      <text:h text:style-name="Default">135<text:s text:c="2"/><text:s text:c="12"/><text:span text:style-name="style11">C </text:span><text:span text:style-name="style10">=<text:s text:c="3"/></text:span><text:span text:style-name="style11">ColorSelect</text:span><text:span text:style-name="style10">( </text:span><text:span text:style-name="style11">C</text:span><text:span text:style-name="style10">,</text:span><text:span text:style-name="style11">Swell</text:span><text:span text:style-name="style10">.</text:span><text:span text:style-name="style11">Color</text:span><text:span text:style-name="style10">( </text:span><text:span text:style-name="style11">Swell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;</text:span></text:h>
      <text:h text:style-name="Default">136<text:s text:c="2"/><text:s text:c="8"/><text:span text:style-name="style11">Clr</text:span><text:span text:style-name="style10">[</text:span><text:span text:style-name="style11">y</text:span><text:span text:style-name="style10">][</text:span><text:span text:style-name="style11">x</text:span><text:span text:style-name="style10">]=</text:span><text:span text:style-name="style11">ColorSelect</text:span><text:span text:style-name="style10">( </text:span><text:span text:style-name="style11">C</text:span><text:span text:style-name="style10">,</text:span><text:span text:style-name="style11">Surge</text:span><text:span text:style-name="style10">.</text:span><text:span text:style-name="style11">Color</text:span><text:span text:style-name="style10">( </text:span><text:span text:style-name="style11">Surge</text:span><text:span text:style-name="style10">.</text:span><text:span text:style-name="style11">Amd</text:span><text:span text:style-name="style10">( </text:span><text:span text:style-name="style11">W </text:span><text:span text:style-name="style10">).</text:span><text:span text:style-name="style11">z </text:span><text:span text:style-name="style10">) )+</text:span><text:span text:style-name="style11">black</text:span><text:span text:style-name="style10">+</text:span><text:span text:style-name="style4">1</text:span><text:span text:style-name="style10">;</text:span></text:h>
      <text:h text:style-name="Default">137<text:s text:c="2"/><text:s text:c="6"/><text:span text:style-name="style10">}</text:span></text:h>
      <text:h text:style-name="Default">138<text:s text:c="2"/><text:s text:c="6"/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-</text:span><text:span text:style-name="style11">k</text:span><text:span text:style-name="style10">; </text:span><text:span text:style-name="style11">y</text:span><text:span text:style-name="style10">+=</text:span><text:span text:style-name="style11">k </text:span><text:span text:style-name="style10">)<text:s text:c="11"/></text:span><text:span text:style-name="style2">// темная вода в световых оттенках</text:span></text:h>
      <text:h text:style-name="Default">139<text:s text:c="2"/><text:s text:c="6"/><text:span text:style-name="style10">{ </text:span><text:span text:style-name="style11">glBegin</text:span><text:span text:style-name="style10">( </text:span><text:span text:style-name="style11">GL_QUAD_STRIP </text:span><text:span text:style-name="style10">);<text:s text:c="12"/></text:span><text:span text:style-name="style2">// раскраска общего волнового поля</text:span></text:h>
      <text:h text:style-name="Default">140<text:s text:c="2"/><text:s text:c="8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=</text:span><text:span text:style-name="style11">k </text:span><text:span text:style-name="style10">)<text:s text:c="11"/></text:span><text:span text:style-name="style2">// в оттенках сине-зеленого цветов</text:span></text:h>
      <text:h text:style-name="Default">141<text:s text:c="2"/><text:s text:c="8"/><text:span text:style-name="style10">{ </text:span><text:span text:style-name="style5">Vector </text:span><text:span text:style-name="style10">&amp;</text:span><text:span text:style-name="style11">p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,&amp;</text:span><text:span text:style-name="style11">q</text:span><text:span text:style-name="style10">=</text:span><text:span text:style-name="style11">Ws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;</text:span></text:h>
      <text:h text:style-name="Default">142<text:s text:c="2"/><text:s text:c="10"/><text:span text:style-name="style11">color</text:span><text:span text:style-name="style10">( </text:span><text:span text:style-name="style11">colors</text:span><text:span text:style-name="style10">(</text:span><text:span text:style-name="style11">Clr</text:span><text:span text:style-name="style10">[</text:span><text:span text:style-name="style11">y</text:span><text:span text:style-name="style10">+</text:span><text:span text:style-name="style11">k</text:span><text:span text:style-name="style10">][</text:span><text:span text:style-name="style11">x</text:span><text:span text:style-name="style10">]),</text:span><text:span text:style-name="style4">0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q </text:span><text:span text:style-name="style10">);</text:span></text:h>
      <text:h text:style-name="Default">143<text:s text:c="2"/><text:s text:c="10"/><text:span text:style-name="style11">color</text:span><text:span text:style-name="style10">( </text:span><text:span text:style-name="style11">colors</text:span><text:span text:style-name="style10">(</text:span><text:span text:style-name="style11">Clr</text:span><text:span text:style-name="style10">[</text:span><text:span text:style-name="style11">y</text:span><text:span text:style-name="style10">][</text:span><text:span text:style-name="style11">x</text:span><text:span text:style-name="style10">]),<text:s text:c="2"/></text:span><text:span text:style-name="style4">0</text:span><text:span text:style-name="style10">,</text:span><text:span text:style-name="style11">Exp</text:span><text:span text:style-name="style10">.</text:span><text:span text:style-name="style11">view</text:span><text:span text:style-name="style10">&amp;</text:span><text:span text:style-name="style4">2</text:span><text:span text:style-name="style10">?</text:span><text:span text:style-name="style4">1</text:span><text:span text:style-name="style10">:</text:span><text:span text:style-name="style4">0.75 </text:span><text:span text:style-name="style10">),</text:span><text:span text:style-name="style11">dot</text:span><text:span text:style-name="style10">( </text:span><text:span text:style-name="style11">p </text:span><text:span text:style-name="style10">);</text:span></text:h>
      <text:h text:style-name="Default">144<text:s text:c="2"/><text:s text:c="10"/><text:span text:style-name="style5">if</text:span><text:span text:style-name="style10">( </text:span><text:span text:style-name="style11">x</text:span><text:span text:style-name="style10">&lt;</text:span><text:span text:style-name="style11">mX</text:span><text:span text:style-name="style10">-</text:span><text:span text:style-name="style11">k </text:span><text:span text:style-name="style10">)</text:span><text:span text:style-name="style11">glNormal3dv</text:span><text:span text:style-name="style10">( (</text:span><text:span text:style-name="style11">q</text:span><text:span text:style-name="style10">-</text:span><text:span text:style-name="style11">p</text:span><text:span text:style-name="style10">)*(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+</text:span><text:span text:style-name="style11">k</text:span><text:span text:style-name="style10">]-</text:span><text:span text:style-name="style11">p</text:span><text:span text:style-name="style10">) );</text:span></text:h>
      <text:h text:style-name="Default">145<text:s text:c="2"/><text:s text:c="8"/><text:span text:style-name="style10">} </text:span><text:span text:style-name="style11">glEnd</text:span><text:span text:style-name="style10">();</text:span></text:h>
      <text:h text:style-name="Default">146<text:s text:c="2"/><text:s text:c="4"/><text:span text:style-name="style10">} } </text:span><text:span text:style-name="style11">glLineWidth</text:span><text:span text:style-name="style10">( </text:span><text:span text:style-name="style4">1 </text:span><text:span text:style-name="style10">);<text:s text:c="5"/></text:span><text:span text:style-name="style2">// восстановление толщины обычных контурных линий</text:span></text:h>
      <text:h text:style-name="Default">147<text:s text:c="2"/><text:s text:c="2"/><text:span text:style-name="style10">}</text:span></text:h>
      <text:h text:style-name="Default">148<text:s text:c="2"/><text:span text:style-name="style15">//! Информационная табличка c режимами проведения вычислительного эксперимента</text:span></text:h>
      <text:h text:style-name="Default">149<text:s text:c="2"/><text:span text:style-name="style2">//</text:span></text:h>
      <text:h text:style-name="Default">150<text:s text:c="2"/><text:s text:c="1"/><text:span text:style-name="style11">Hull </text:span><text:span text:style-name="style10">&amp;</text:span><text:span text:style-name="style11">V</text:span><text:span text:style-name="style10">=*</text:span><text:span text:style-name="style11">Vessel</text:span><text:span text:style-name="style10">; </text:span><text:span text:style-name="style11">_Real S</text:span><text:span text:style-name="style10">=</text:span><text:span text:style-name="style11">V</text:span><text:span text:style-name="style10">.</text:span><text:span text:style-name="style11">Speed</text:span><text:span text:style-name="style10">,</text:span><text:span text:style-name="style11">L</text:span><text:span text:style-name="style10">=</text:span><text:span text:style-name="style11">V</text:span><text:span text:style-name="style10">.</text:span><text:span text:style-name="style11">Length</text:span><text:span text:style-name="style10">;</text:span></text:h>
      <text:h text:style-name="Default">151<text:s text:c="2"/><text:s text:c="2"/><text:span text:style-name="style11">V</text:span><text:span text:style-name="style10">.</text:span><text:span text:style-name="style11">NavigaInform</text:span><text:span text:style-name="style10">( </text:span><text:span text:style-name="style5">this </text:span><text:span text:style-name="style10">);<text:s text:c="9"/></text:span><text:span text:style-name="style2">// картушка морского волнения, курса+скорости</text:span></text:h>
      <text:h text:style-name="Default">152<text:s text:c="2"/><text:s text:c="2"/><text:span text:style-name="style11">color</text:span><text:span text:style-name="style10">( </text:span><text:span text:style-name="style11">navy </text:span><text:span text:style-name="style10">);</text:span><text:span text:style-name="style11">Print</text:span><text:span text:style-name="style10">(</text:span><text:span text:style-name="style4">2</text:span><text:span text:style-name="style10">,</text:span><text:span text:style-name="style4">1</text:span><text:span text:style-name="style10">,</text:span><text:span text:style-name="style11">Exp</text:span><text:span text:style-name="style10">.</text:span><text:span text:style-name="style11">peak</text:span><text:span text:style-name="style10">?</text:span><text:span text:style-name="style6">"Трохоидальные волны:"</text:span><text:span text:style-name="style10">:</text:span><text:span text:style-name="style6">"В полных потоках:"</text:span><text:span text:style-name="style10">);</text:span></text:h>
      <text:h text:style-name="Default">153<text:s text:c="2"/><text:s text:c="2"/><text:span text:style-name="style11">color</text:span><text:span text:style-name="style10">( </text:span><text:span text:style-name="style11">blue </text:span><text:span text:style-name="style10">);</text:span><text:span text:style-name="style11">Print</text:span><text:span text:style-name="style10">( </text:span><text:span text:style-name="style11">ModelWave</text:span><text:span text:style-name="style10">[</text:span><text:span text:style-name="style11">Exp</text:span><text:span text:style-name="style10">.</text:span><text:span text:style-name="style11">wave</text:span><text:span text:style-name="style10">&amp;</text:span><text:span text:style-name="style4">3</text:span><text:span text:style-name="style10">] );</text:span></text:h>
      <text:h text:style-name="Default">154<text:s text:c="2"/><text:span text:style-name="style2">//color( blue ); Print( 2,1,"%s: %s",</text:span></text:h>
      <text:h text:style-name="Default">155<text:s text:c="2"/><text:span text:style-name="style2">//<text:s text:c="3"/>Exp.peak?"Трохоидальные волны":"В полных потоках",ModelWave[Exp.wave&amp;3] );</text:span></text:h>
      <text:h text:style-name="Default">156<text:s text:c="2"/><text:s text:c="2"/><text:span text:style-name="style11">color</text:span><text:span text:style-name="style10">( </text:span><text:span text:style-name="style11">black </text:span><text:span text:style-name="style10">); </text:span><text:span text:style-name="style11">Print</text:span><text:span text:style-name="style10">( </text:span><text:span text:style-name="style4">2</text:span><text:span text:style-name="style10">,</text:span><text:span text:style-name="style4">2</text:span><text:span text:style-name="style10">,</text:span><text:span text:style-name="style11">Model</text:span><text:span text:style-name="style10">[</text:span><text:span text:style-name="style11">V</text:span><text:span text:style-name="style10">.</text:span><text:span text:style-name="style11">Statum</text:span><text:span text:style-name="style10">] ); </text:span><text:span text:style-name="style11">Print</text:span><text:span text:style-name="style10">( </text:span><text:span text:style-name="style4">2</text:span><text:span text:style-name="style10">,</text:span><text:span text:style-name="style4">3</text:span><text:span text:style-name="style10">,</text:span></text:h>
      <text:h text:style-name="Default">157<text:s text:c="2"/><text:s text:c="4"/><text:span text:style-name="style6">"Курс %0.1f°, дрейф %0.1f°, скорость %0.1f узлов (Fr=%4.2f, Lw/L=%4.2f) "</text:span><text:span text:style-name="style10">,</text:span></text:h>
      <text:h text:style-name="Default">158<text:s text:c="2"/><text:s text:c="5"/><text:span text:style-name="style11">V</text:span><text:span text:style-name="style10">.</text:span><text:span text:style-name="style11">Course</text:span><text:span text:style-name="style10">*</text:span><text:span text:style-name="style4">360</text:span><text:span text:style-name="style10">/</text:span><text:span text:style-name="style11">_Pd</text:span><text:span text:style-name="style10">,</text:span><text:span text:style-name="style11">angle</text:span><text:span text:style-name="style10">(</text:span><text:span text:style-name="style11">V</text:span><text:span text:style-name="style10">.</text:span><text:span text:style-name="style11">Course</text:span><text:span text:style-name="style10">,-</text:span><text:span text:style-name="style11">V</text:span><text:span text:style-name="style10">.</text:span><text:span text:style-name="style11">Swing</text:span><text:span text:style-name="style10">[-</text:span><text:span text:style-name="style4">1</text:span><text:span text:style-name="style10">].</text:span><text:span text:style-name="style11">z</text:span><text:span text:style-name="style10">)*</text:span><text:span text:style-name="style4">360</text:span><text:span text:style-name="style10">/</text:span><text:span text:style-name="style11">_Pd</text:span><text:span text:style-name="style10">,</text:span><text:span text:style-name="style11">S</text:span><text:span text:style-name="style10">*</text:span><text:span text:style-name="style4">3600</text:span><text:span text:style-name="style10">/</text:span><text:span text:style-name="style11">_Mile</text:span><text:span text:style-name="style10">,</text:span></text:h>
      <text:h text:style-name="Default">159<text:s text:c="2"/><text:s text:c="5"/><text:span text:style-name="style11">S</text:span><text:span text:style-name="style10">/</text:span><text:span text:style-name="style11">sqrt</text:span><text:span text:style-name="style10">(</text:span><text:span text:style-name="style11">_g</text:span><text:span text:style-name="style10">*</text:span><text:span text:style-name="style11">L</text:span><text:span text:style-name="style10">),</text:span><text:span text:style-name="style11">sqr</text:span><text:span text:style-name="style10">(</text:span><text:span text:style-name="style11">S</text:span><text:span text:style-name="style10">)*</text:span><text:span text:style-name="style11">_Pd</text:span><text:span text:style-name="style10">/</text:span><text:span text:style-name="style11">_g</text:span><text:span text:style-name="style10">/</text:span><text:span text:style-name="style11">L </text:span><text:span text:style-name="style10">);</text:span></text:h>
      <text:h text:style-name="Default">160<text:s text:c="2"/><text:s text:c="2"/><text:span text:style-name="style11">Save</text:span><text:span text:style-name="style10">().</text:span><text:span text:style-name="style11">Refresh</text:span><text:span text:style-name="style10">();<text:s text:c="20"/></text:span><text:span text:style-name="style2">// перерисовка с наложенными площадками</text:span></text:h>
      <text:h text:style-name="Default">161<text:s text:c="2"/><text:s text:c="2"/><text:span text:style-name="style5">return </text:span><text:span text:style-name="style11">Recurse</text:span><text:span text:style-name="style10">=</text:span><text:span text:style-name="style5">false</text:span><text:span text:style-name="style10">;</text:span></text:h>
      <text:h text:style-name="Default">162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